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3"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4"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7" style:family="paragraph" style:parent-style-name="Standard">
      <style:paragraph-properties fo:text-align="start" style:justify-single-word="false"/>
      <style:text-properties officeooo:rsid="0025b180" officeooo:paragraph-rsid="0025b180"/>
    </style:style>
    <style:style style:name="P18" style:family="paragraph" style:parent-style-name="Standard">
      <style:paragraph-properties fo:text-align="start" style:justify-single-word="false"/>
      <style:text-properties officeooo:rsid="008a3d39" officeooo:paragraph-rsid="00854271"/>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paragraph-rsid="009fc98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19" style:family="text">
      <style:text-properties officeooo:rsid="001dc900"/>
    </style:style>
    <style:style style:name="T120" style:family="text">
      <style:text-properties fo:color="#cccccc" fo:font-style="normal" style:text-underline-style="none" officeooo:rsid="0025b180" fo:background-color="#1f1f1f" loext:char-shading-value="0" style:font-style-asian="normal" style:font-style-complex="normal"/>
    </style:style>
    <style:style style:name="T121"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22"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23"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24"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25"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26" style:family="text">
      <style:text-properties officeooo:rsid="002a6d10"/>
    </style:style>
    <style:style style:name="T127" style:family="text">
      <style:text-properties officeooo:rsid="002b21f0"/>
    </style:style>
    <style:style style:name="T128" style:family="text">
      <style:text-properties fo:color="#c9211e" fo:font-style="normal" style:text-underline-style="solid" style:text-underline-width="auto" style:text-underline-color="font-color" officeooo:rsid="002c87a5" style:font-style-asian="normal" style:font-style-complex="normal"/>
    </style:style>
    <style:style style:name="T129" style:family="text">
      <style:text-properties fo:color="#c9211e" fo:font-style="normal" style:text-underline-style="solid" style:text-underline-width="auto" style:text-underline-color="font-color" officeooo:rsid="004b5d9c" style:font-style-asian="normal" style:font-style-complex="normal"/>
    </style:style>
    <style:style style:name="T130" style:family="text">
      <style:text-properties fo:color="#c9211e" fo:font-style="normal" style:text-underline-style="solid" style:text-underline-width="auto" style:text-underline-color="font-color" officeooo:rsid="0068e4d6" style:font-style-asian="normal" style:font-style-complex="normal"/>
    </style:style>
    <style:style style:name="T131" style:family="text">
      <style:text-properties fo:color="#c9211e" fo:font-style="normal" style:text-underline-style="solid" style:text-underline-width="auto" style:text-underline-color="font-color" officeooo:rsid="006ecff0" style:font-style-asian="normal" style:font-style-complex="normal"/>
    </style:style>
    <style:style style:name="T132" style:family="text">
      <style:text-properties fo:color="#c9211e" fo:font-style="normal" style:text-underline-style="solid" style:text-underline-width="auto" style:text-underline-color="font-color" officeooo:rsid="00846e46" style:font-style-asian="normal" style:font-style-complex="normal"/>
    </style:style>
    <style:style style:name="T133" style:family="text">
      <style:text-properties fo:color="#c9211e" fo:font-style="normal" style:text-underline-style="none" officeooo:rsid="002c87a5" style:font-style-asian="normal" style:font-style-complex="normal"/>
    </style:style>
    <style:style style:name="T134" style:family="text">
      <style:text-properties fo:color="#c9211e" style:text-underline-style="solid" style:text-underline-width="auto" style:text-underline-color="font-color" officeooo:rsid="0071ac60"/>
    </style:style>
    <style:style style:name="T135" style:family="text">
      <style:text-properties officeooo:rsid="004ea784"/>
    </style:style>
    <style:style style:name="T136" style:family="text">
      <style:text-properties officeooo:rsid="0071ac60"/>
    </style:style>
    <style:style style:name="T137" style:family="text">
      <style:text-properties officeooo:rsid="00a13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3">- Migrations vers la base de données <text:span text:style-name="T135">avec </text:span><text:span text:style-name="T10">symfony console doctrine:migrations:migrate</text:span></text:p>
      <text:p text:style-name="P12">- <text:span text:style-name="T119">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20">        </text:span><text:span text:style-name="T122">&lt;</text:span><text:span text:style-name="T123">meta</text:span><text:span text:style-name="T121"> </text:span><text:span text:style-name="T124">name</text:span><text:span text:style-name="T121">=</text:span><text:span text:style-name="T125">"viewport"</text:span><text:span text:style-name="T121"> </text:span><text:span text:style-name="T124">content</text:span><text:span text:style-name="T121">=</text:span><text:span text:style-name="T125">"width=device-width, initial-scale=1.0"</text:span><text:span text:style-name="T122">&gt;</text:span></text:p>
      <text:p text:style-name="P14">pour le responsive dans le base.html.twig</text:p>
      <text:p text:style-name="P1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2">- <text:span text:style-name="T126">Ajout d’une navbar et d’un footer de test, depuis la doc bootstrap ( docs/components/navbar et copie du code, puis insertion dans le bloc body )</text:span></text:p>
      <text:p text:style-name="P12">- <text:span text:style-name="T127">Création d’un dossier partials pour éviter de saturer le base.html, et les appeler avec un include</text:span></text:p>
      <text:p text:style-name="P3"><text:span text:style-name="T14">- </text:span><text:span text:style-name="T22">Authentification avec la commande </text:span><text:span text:style-name="T128">symfony console make:auth </text:span><text:span text:style-name="T133">: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5">-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29">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30">addReference()</text:span><text:span text:style-name="T65">, puis la référence est récupérée grâce à un </text:span><text:span text:style-name="T130">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31">DependentFixtureInterface</text:span><text:span text:style-name="T69"> sur ImagesFixtures, et on instancie </text:span><text:span text:style-name="T131">getDependencies</text:span><text:span text:style-name="T69"> <text:s/></text:span></text:p>
      <text:p text:style-name="P16">pour définir les fixtures devant s’exécuter avant notre ImagesFixtures</text:p>
      <text:p text:style-name="P16">- <text:span text:style-name="T136">Création d’un contrôleur pour afficher le profile d’un utilisateur. On utilise la commande </text:span><text:span text:style-name="T134">symfony console make:controlleur ProfileControlleur</text:span><text:span text:style-name="T136">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32">symfony console make:migration</text:span><text:span text:style-name="T75"> puis </text:span><text:span text:style-name="T132">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8"><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37">Nous allons comme pour le mailing créer un service JWTService.</text:span></text:p>
      <text:p text:style-name="P21"><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p>
      <text:p text:style-name="P21"><text:span text:style-name="T105">- </text:span><text:span text:style-name="T109">On passe ensuite au RegistrationController, dans lequel on va intégrer notre service JWT. </text:span><text:span text:style-name="T110">On va tout d’abord créer le header et le payload, puis grâce à la fonction generate(), nous allons pouvoir retourner un token.</text:span></text:p>
      <text:p text:style-name="P21"><text:span text:style-name="T110">- </text:span><text:span text:style-name="T111">On intègre le token dans le</text:span><text:span text:style-name="T114">s données du</text:span><text:span text:style-name="T111"> mail de vérification </text:span><text:span text:style-name="T114">pour pouvoir interagir avec dans le template du mail</text:span><text:span text:style-name="T111">, </text:span><text:span text:style-name="T112">puis on crée une route pour vérifier le token toujours dans notre RegistrationController. </text:span><text:span text:style-name="T113">Cette route s’appellera verify_user et prendra en paramètre un token : c’est cette route que nous envoyons au mail de vérification. </text:span><text:span text:style-name="T114">Attention, dans la création du lien pour la vérification du token, il faut ajouter la fonction absolute_url, pour construire l’url à partir de celle de notre application.</text:span></text:p>
      <text:p text:style-name="P21"><text:span text:style-name="T114">- </text:span><text:span text:style-name="T115">Nous devons maintenant vérifié que le token est </text:span><text:span text:style-name="T117">correctement form</text:span><text:span text:style-name="T115">é, </text:span><text:span text:style-name="T116">grâce à la méthode isValid </text:span><text:span text:style-name="T117">qui utilise une expression régulière</text:span><text:span text:style-name="T116"> dans notre JWTService</text:span></text:p>
      <text:p text:style-name="P21"><text:span text:style-name="T116">- </text:span><text:span text:style-name="T118">On fait ensuite une fonction pour récupérer le payload, ce qui va être utile par la suite pour accéder à notre date d’expir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6T19:05:05.820000000</dc:date>
    <meta:editing-duration>PT19H47M10S</meta:editing-duration>
    <meta:editing-cycles>107</meta:editing-cycles>
    <meta:generator>LibreOffice/6.3.4.2$Windows_X86_64 LibreOffice_project/60da17e045e08f1793c57c00ba83cdfce946d0aa</meta:generator>
    <meta:document-statistic meta:table-count="0" meta:image-count="0" meta:object-count="0" meta:page-count="4" meta:paragraph-count="66" meta:word-count="2109" meta:character-count="13453" meta:non-whitespace-character-count="11398"/>
  </office:meta>
</office:document-meta>
</file>